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021cm" fo:margin-left="-0.191cm" fo:margin-top="0cm" fo:margin-bottom="0cm" style:page-number="auto" table:align="left" style:writing-mode="lr-tb"/>
    </style:style>
    <style:style style:name="Table1.A" style:family="table-column">
      <style:table-column-properties style:column-width="3.44cm"/>
    </style:style>
    <style:style style:name="Table1.B" style:family="table-column">
      <style:table-column-properties style:column-width="11.58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1"/>
    </style:style>
    <style:style style:name="Table1.B2" style:family="table-cell" style:data-style-name="N0">
      <style:table-cell-properties fo:padding-left="0.191cm" fo:padding-right="0.191cm" fo:padding-top="0cm" fo:padding-bottom="0cm" fo:border="0.018cm solid #000001"/>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5.006cm"/>
    </style:style>
    <style:style style:name="Table2.B" style:family="table-column">
      <style:table-column-properties style:column-width="5.004cm"/>
    </style:style>
    <style:style style:name="Table2.C" style:family="table-column">
      <style:table-column-properties style:column-width="5.01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1"/>
    </style:style>
    <style:style style:name="Table2.A4" style:family="table-cell">
      <style:table-cell-properties fo:padding-left="0.191cm" fo:padding-right="0.191cm" fo:padding-top="0cm" fo:padding-bottom="0cm" fo:border-left="0.018cm solid #000001" fo:border-right="0.018cm solid #000001" fo:border-top="none" fo:border-bottom="0.018cm solid #000001"/>
    </style:style>
    <style:style style:name="Table3" style:family="table">
      <style:table-properties style:width="15.021cm" fo:margin-left="-0.191cm" fo:margin-top="0cm" fo:margin-bottom="0cm" table:align="left" style:writing-mode="lr-tb"/>
    </style:style>
    <style:style style:name="Table3.A" style:family="table-column">
      <style:table-column-properties style:column-width="2.459cm"/>
    </style:style>
    <style:style style:name="Table3.B" style:family="table-column">
      <style:table-column-properties style:column-width="10.504cm"/>
    </style:style>
    <style:style style:name="Table3.C" style:family="table-column">
      <style:table-column-properties style:column-width="2.058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1"/>
    </style:style>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color="#800000"/>
    </style:style>
    <style:style style:name="P4" style:family="paragraph" style:parent-style-name="Standard">
      <style:text-properties fo:color="#000000"/>
    </style:style>
    <style:style style:name="P5" style:family="paragraph" style:parent-style-name="Standard">
      <style:text-properties fo:color="#ff3333"/>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List_20_Paragraph">
      <style:paragraph-properties fo:margin-left="0cm" fo:margin-right="0cm" fo:text-indent="0cm" style:auto-text-indent="false"/>
    </style:style>
    <style:style style:name="P9" style:family="paragraph" style:parent-style-name="Standard">
      <style:text-properties fo:font-style="normal" style:font-style-asian="normal" style:font-style-complex="normal"/>
    </style:style>
    <style:style style:name="P10" style:family="paragraph" style:parent-style-name="Footer">
      <style:paragraph-properties fo:margin-left="0cm" fo:margin-right="0.635cm" fo:text-indent="0cm" style:auto-text-indent="false"/>
      <style:text-properties fo:color="#ff0000"/>
    </style:style>
    <style:style style:name="P11" style:family="paragraph" style:parent-style-name="List_20_Paragraph" style:list-style-name="WWNum1"/>
    <style:style style:name="P12" style:family="paragraph" style:parent-style-name="List_20_Paragraph" style:list-style-name="WWNum3"/>
    <style:style style:name="P13" style:family="paragraph" style:parent-style-name="List_20_Paragraph" style:list-style-name="WWNum2"/>
    <style:style style:name="P14" style:family="paragraph" style:parent-style-name="Heading_20_1">
      <style:paragraph-properties fo:break-before="page"/>
    </style:style>
    <style:style style:name="T1" style:family="text">
      <style:text-properties fo:background-color="#ffff00"/>
    </style:style>
    <style:style style:name="T2" style:family="text">
      <style:text-properties fo:font-style="normal"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Standard">Name</text:p>
          </table:table-cell>
          <table:table-cell table:style-name="Table1.A1" office:value-type="string">
            <text:p text:style-name="Standard">Grant Medlyn</text:p>
          </table:table-cell>
        </table:table-row>
        <table:table-row table:style-name="Table1.1">
          <table:table-cell table:style-name="Table1.A1" office:value-type="string">
            <text:p text:style-name="Standard">Student number</text:p>
          </table:table-cell>
          <table:table-cell table:style-name="Table1.B2" office:value-type="float" office:value="12016119">
            <text:p text:style-name="Standard">12016119</text:p>
          </table:table-cell>
        </table:table-row>
        <table:table-row table:style-name="Table1.1">
          <table:table-cell table:style-name="Table1.A1" office:value-type="string">
            <text:p text:style-name="Standard">Project Title</text:p>
          </table:table-cell>
          <table:table-cell table:style-name="Table1.A1" office:value-type="string">
            <text:p text:style-name="Standard">Artificial Intelligence in a Procedurally generated world.</text:p>
            <text:p text:style-name="Standard"/>
            <text:p text:style-name="Standard"/>
          </table:table-cell>
        </table:table-row>
      </table:table>
      <text:list xml:id="list308882686422002690" text:style-name="Outline">
        <text:list-item>
          <text:h text:style-name="Heading_20_1" text:outline-level="1">Description</text:h>
        </text:list-item>
      </text:list>
      <text:p text:style-name="Standard"/>
      <text:p text:style-name="Standard">My project is based around the procedural generation of a 2d world and how artificial intelligence can be used to navigate around that world, for example being able to recognise flat terrain and rocky terrain and deciding to take the easier root, this would mean placing nodes around the world that the AI can use to analyse different paths and plot its courses based off of that data. </text:p>
      <text:p text:style-name="Standard"/>
      <text:p text:style-name="Standard">My goal is to not only have path finding plot courses on the terrain but also have a simulation of AI actors wondering around intelligently moving around mountains and rivers instead of through them, there will be some cases when an actor should climb or swim, if going around would take so long that the cost of climbing or swimming still results in less effort over all. These are the calculations that will take place when analysing the nodes and plotting a course.</text:p>
      <text:p text:style-name="Standard"/>
      <text:p text:style-name="Standard">My vision is to have a procedurally generated world with nodes placed at certain points around the world to allow an AI path finding algorithm to plot courses in the terrain based on attributes of the nodes which will be determined by the area of terrain that it is placed, for example a node placed on a higher level will cost more to get to rather than a node on a lower level assuming the current node that the AI is at is at ground level.</text:p>
      <text:p text:style-name="Standard"/>
      <text:p text:style-name="Standard">A stretch goal is to have AI wonder around the terrain and build structures at certain places, or dig out areas of the map, this should alter the node attributes and cause AI to move around certain structures, if a network of structures were built then there may be a common path of which AI will tend to follow while navigating between them, this may also cause physical path ways to appear in the grass at it would in real life and as can be seen in some RTS games, this may also have an effect on the nodes encouraging their use even further as they become more defined.</text:p>
      <text:p text:style-name="Standard"/>
      <text:p text:style-name="Standard">As another stretch goal I think there is also a possibility to have other AI actors alter the decision making of another AI actor, perhaps by adding weighting to certain nodes in its area, this may require some into crowd behaviour, if AI are to go wondering around then they are more likely to do so in groups, I could take this even further by adding a social attribute to actors and this will determine whether they are likely to avoid other AI or to be attracted with them. I will hope to see instances of where AI are so anti social that they would rather take a much more costly route just to avoid the other AI.</text:p>
      <text:list xml:id="list33662278" text:continue-numbering="true" text:style-name="Outline">
        <text:list-item>
          <text:h text:style-name="Heading_20_1" text:outline-level="1"><text:soft-page-break/>Research and background</text:h>
        </text:list-item>
      </text:list>
      <text:p text:style-name="Standard"/>
      <text:p text:style-name="Standard">I have come to the conclusion that while Perlin noise provides me with a basis for what I want to work with for my project, it is fairly uniform in the sense that it doesn't vary much over long distances, the average height of the terrain stays roughly the same across the entire world and can be only be fixed by using extra small frequencies and height amplitudes in my octaves which requires much more processing power because of the distance between the current view paint and the four closest gradients.</text:p>
      <text:p text:style-name="Standard"/>
      <text:p text:style-name="P6">[A]“While Perlin noise is fast, it lacks somewhat in that it tends to create terrain that is uniform and boring, often requiring significant post-processing to add interesting features. It is also not intuitive to control for a design professional who is not mathematically trained.“</text:p>
      <text:p text:style-name="P6"/>
      <text:p text:style-name="P7">As highlighted in this paper, Perlin noise is fast and can be used to create hills and slopes, but it is not the best method for generating truly organic looking terrain, one possibility to improve upon this is adding a collision layer over the generated Perlin to create rivers and canyons, however this is extra post processing.</text:p>
      <text:p text:style-name="P7"/>
      <text:p text:style-name="P7">Interpolation is something that will have a significant affect on how my terrain appears, linear interpolation is the first step that I took on learning the math involved, linear interpolation will handle the path between each gradient vector but its limitation for my project is that the heights and precipices are pointed as the linear interpolation only takes into account two points per calculation and always generates a solid line as can bee seen in reference [2].</text:p>
      <text:p text:style-name="P7"/>
      <text:p text:style-name="P7">In regards to the research I done for AI path finding, it seems that a common application for this is to have a number of nodes placed throughout the world or space that are visible to their neighbours, if you were to draw lines between these nodes then no line will pass through a solid or non traversable object or area, meaning that a traversable path will be able to be calculated using these nodes.</text:p>
      <text:p text:style-name="P7"/>
      <text:p text:style-name="P6">“The waypoint system for navigation is a collection of nodes (points of visibility) with links between them. Travelling from one waypoint to another is a sub problem with a simple solution. All places reachable from waypoints should be reachable from any waypoint by travelling along one or more other waypoints, thus creating a grid or path that the AI agent can walk on” <text:span text:style-name="T2">[3]</text:span></text:p>
      <text:p text:style-name="P6"/>
      <text:p text:style-name="P7"/>
      <text:p text:style-name="P7">The A* path finding algorithm seems to be the best fit for my project, however when having AI travelling between nodes I want to create a smooth transition between each node, perhaps adding a non-linear interpolating algorithm similar to the terrain itself to allow the AI to transition smoothly and turn corners gradually rather that instantly changing direction during the passing of nodes. On my terrain there will be different heights which will obviously mean than an AI would rather avoid climbing heights and prefer to go around hills and <text:soft-page-break/>mountains to reach its goal with as little cost as possible, this can be achieved by assigning some attributes to the nodes representing the cost between that respective nodes and its neighbours.</text:p>
      <text:p text:style-name="P7"/>
      <text:p text:style-name="P6">“• g is the cost of getting from the start node to the current node i.e. the sum of all the values in the path between the start and the current node </text:p>
      <text:p text:style-name="P6">• h stands for heuristic which is an estimated cost from the current node to the goal node (usually the straight line distance from this node to the goal) </text:p>
      <text:p text:style-name="P6">• f is the sum of g and h and is the best estimate of the cost of the path going through the current node. In essence the lower the value of f the more efficient the path ” <text:span text:style-name="T2">[4]</text:span></text:p>
      <text:p text:style-name="P7"/>
      <text:p text:style-name="P7">Genetic algorithms can be used to allow a piece of AI to complete a specific task with increasing efficiency, by looking at the parameters used in previous trials and analysing the results, the AI can reuse parameters that seem to yield favourable results with a slight deviation in an attempt to increase the yield even more.</text:p>
      <text:p text:style-name="P7"/>
      <text:p text:style-name="P6">“One common application of GAs is function optimization, where the goal is to find a set of parameter values that maximize, say, a complex multiparameter function. ”<text:span text:style-name="T2">[5]</text:span></text:p>
      <text:p text:style-name="Standard"/>
      <text:list xml:id="list33660473" text:continue-numbering="true" text:style-name="Outline">
        <text:list-item>
          <text:h text:style-name="Heading_20_1" text:outline-level="1">Objectives</text:h>
          <text:list>
            <text:list-item>
              <text:list>
                <text:list-item>
                  <text:h text:style-name="Heading_20_3" text:outline-level="3">Project objectives</text:h>
                </text:list-item>
              </text:list>
            </text:list-item>
          </text:list>
        </text:list-item>
      </text:list>
      <text:list xml:id="list5099322898857238148" text:style-name="WWNum1">
        <text:list-item>
          <text:p text:style-name="P11">Develop an piece of procedural generating that will intelligently place objects in appropriate/believable places in the world so as to give the world an organic look</text:p>
        </text:list-item>
        <text:list-item>
          <text:p text:style-name="P11">Develop a path finding AI that is intelligent enough to adapt to navigate a procedurally generated world without having to be fed data about its physical surroundings but by analysing nodes to plot its courses</text:p>
        </text:list-item>
        <text:list-item>
          <text:p text:style-name="P11">Develop an AI that will navigate the world and interact with some of the objects that are placed within, learning about its surroundings and expanding with structures which may produce more AI actors expanding further across the procedural world.</text:p>
        </text:list-item>
      </text:list>
      <text:p text:style-name="Standard"/>
      <text:list xml:id="list33652730" text:continue-list="list33660473" text:style-name="Outline">
        <text:list-item>
          <text:list>
            <text:list-item>
              <text:list>
                <text:list-item>
                  <text:h text:style-name="Heading_20_3" text:outline-level="3">Research objectives</text:h>
                </text:list-item>
              </text:list>
            </text:list-item>
          </text:list>
        </text:list-item>
      </text:list>
      <text:list xml:id="list2239097487143623089" text:style-name="WWNum3">
        <text:list-item>
          <text:p text:style-name="P12">I need to study Perlin noise and how it can be used to generate noise which can be used for terrain generation</text:p>
        </text:list-item>
        <text:list-item>
          <text:p text:style-name="P12">Research both linear and non-linear/cosine interpolation, cubic interpolation and splines for creating smooth transitions between gradients in the terrain to produce an organic look.</text:p>
        </text:list-item>
        <text:list-item>
          <text:p text:style-name="P12">A* path finding algorithm and node placing in a procedural world.</text:p>
        </text:list-item>
        <text:list-item>
          <text:p text:style-name="P12">AI decision making, group behaviours, possibly looking at some RTS game methods.</text:p>
        </text:list-item>
      </text:list>
      <text:p text:style-name="Standard"/>
      <text:list xml:id="list33667804" text:continue-list="list33652730" text:style-name="Outline">
        <text:list-item>
          <text:list>
            <text:list-item>
              <text:list>
                <text:list-item>
                  <text:h text:style-name="Heading_20_3" text:outline-level="3"><text:soft-page-break/>Learning Objectives</text:h>
                </text:list-item>
              </text:list>
            </text:list-item>
          </text:list>
        </text:list-item>
      </text:list>
      <text:list xml:id="list4999974315910859373" text:style-name="WWNum2">
        <text:list-item>
          <text:p text:style-name="P13">How to generate and optimise a 2D procedurally generated world, and random number generation to give the world a varied landscape per every seed that is generated.</text:p>
        </text:list-item>
        <text:list-item>
          <text:p text:style-name="P13">How A* path finding and other path finding methods work.</text:p>
        </text:list-item>
        <text:list-item>
          <text:p text:style-name="P13">AI decision making</text:p>
        </text:list-item>
        <text:list-item>
          <text:p text:style-name="P13">Interpolating between values using using different interpolating algorithms.</text:p>
        </text:list-item>
        <text:list-item>
          <text:p text:style-name="P13">k-dimensional equidistribution and multiverse theories for generating a purely procedurally generated world.</text:p>
        </text:list-item>
      </text:list>
      <text:p text:style-name="P8"/>
      <text:list xml:id="list33642485" text:continue-list="list33667804" text:style-name="Outline">
        <text:list-item>
          <text:h text:style-name="P14" text:outline-level="1">Methods, techniques, tools and processes</text:h>
        </text:list-item>
      </text:list>
      <text:p text:style-name="P3"/>
      <text:p text:style-name="P4">I think the programming language that I decide to use is the most important decision because I must weigh all of the advantages and disadvantages with that language and compare them to what my project requirements. I have decided to go with C++ as I feel that this gives me the tools that I need to complete my project to the level that I want, it is considered a lower level language which means I will have further control over memory management that if I was using Java or C#, and with the procedural generation of the world and AI calculations I think that this is necessary for optimisation.</text:p>
      <text:p text:style-name="P4"/>
      <text:p text:style-name="P4">C++ is also a language that I have been using for 5+ years since a young age and with a years experience in industry using the language I think that this is the best choice to go with for my project.</text:p>
      <text:p text:style-name="P4"/>
      <text:p text:style-name="P4">There are two possible libraries I will will use for the engine, directX is a library that will most certainly take longer to generate my first run able version of the project but I think this will give me more control over the engine itself and allow me to develop it in a way suitable for my project.</text:p>
      <text:p text:style-name="P4"/>
      <text:p text:style-name="P4">The second library I am considering is the C++ darkGDK, which uses directX but wraps up a lot of the programming to provide a basic game engine functionality and list of functions that can be used, if I was to use this then there may be some limitations on optimisation but developing the first version of my project will be much faster, increasing the chances of achieving my stretch goals.</text:p>
      <text:p text:style-name="P4"/>
      <text:p text:style-name="P4">Any algorithm that I write will first be written out in pseudo code, this is a practise that I find very useful and allows me to develop much more complex algorithms than if I was to code on the fly.</text:p>
      <text:list xml:id="list33656030" text:continue-numbering="true" text:style-name="Outline">
        <text:list-item>
          <text:h text:style-name="Heading_20_1" text:outline-level="1">Risks and issues</text:h>
        </text:list-item>
      </text:list>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Risk</text:p>
          </table:table-cell>
          <table:table-cell table:style-name="Table2.A1" office:value-type="string">
            <text:p text:style-name="Standard">Mitigation</text:p>
          </table:table-cell>
          <table:table-cell table:style-name="Table2.A1" office:value-type="string">
            <text:p text:style-name="Standard">Contingency</text:p>
          </table:table-cell>
        </table:table-row>
        <table:table-row table:style-name="Table2.1">
          <table:table-cell table:style-name="Table2.A1" office:value-type="string">
            <text:p text:style-name="Standard">AI proving difficult to implement</text:p>
          </table:table-cell>
          <table:table-cell table:style-name="Table2.A1" office:value-type="string">
            <text:p text:style-name="Standard">Create a second clean project to test and implement the AI, adding it to the main project after</text:p>
          </table:table-cell>
          <table:table-cell table:style-name="Table2.A1" office:value-type="string">
            <text:p text:style-name="Standard">Simplify the AI and create a more basic algorithm for path finding and decision making, fully documenting the new methods and why they are used.</text:p>
          </table:table-cell>
        </table:table-row>
        <table:table-row table:style-name="Table2.1">
          <table:table-cell table:style-name="Table2.A1" office:value-type="string">
            <text:p text:style-name="Standard">DirectX development taking too long</text:p>
          </table:table-cell>
          <table:table-cell table:style-name="Table2.A1" office:value-type="string">
            <text:p text:style-name="Standard">Spend a considerable amount of time learning and studying directX apart from my project</text:p>
          </table:table-cell>
          <table:table-cell table:style-name="Table2.A1" office:value-type="string">
            <text:p text:style-name="Standard">In the event that DirectX is causing too much of a slow down in my work then I will simply switch back over to DarkGDK.</text:p>
          </table:table-cell>
        </table:table-row>
        <text:soft-page-break/>
        <table:table-row table:style-name="Table2.1">
          <table:table-cell table:style-name="Table2.A4" office:value-type="string">
            <text:p text:style-name="Standard">Slow frame-rate after implementation of procedural generation and AI algorithms</text:p>
          </table:table-cell>
          <table:table-cell table:style-name="Table2.A4" office:value-type="string">
            <text:p text:style-name="Standard">Optimise the code as much as possible and reduce the number of maximum agents or reducing the number of octaves in the perlin noise function</text:p>
          </table:table-cell>
          <table:table-cell table:style-name="Table2.A4" office:value-type="string">
            <text:p text:style-name="Standard">Reducing the size of the world that is calculated at any one time.</text:p>
          </table:table-cell>
        </table:table-row>
      </table:table>
      <text:p text:style-name="Standard"/>
      <text:list xml:id="list33663289" text:continue-numbering="true" text:style-name="Outline">
        <text:list-item>
          <text:h text:style-name="Heading_20_1" text:outline-level="1">Specialist resources and support required</text:h>
        </text:list-item>
      </text:list>
      <text:p text:style-name="P5"/>
      <text:p text:style-name="P4">The only tools are visual studio, DirectX and DarkGDK, since I already have these available to me, no support is needed, other than the resources that I will need to study and learn DirectX which can be found on the web.</text:p>
      <text:list xml:id="list33670111" text:continue-numbering="true" text:style-name="Outline">
        <text:list-item>
          <text:h text:style-name="Heading_20_1" text:outline-level="1">Sources and references</text:h>
        </text:list-item>
      </text:list>
      <text:p text:style-name="Standard"/>
      <text:p text:style-name="Standard">[1] Ian Parberry, (2013) Designer Worlds: Procedural Generation of Infinite Terrain from USGS Elevation Data, Denton Texas USA, University of North Texas. Pg 2.</text:p>
      <text:p text:style-name="Standard"/>
      <text:p text:style-name="Standard">[2] Dr Y.Sue Liu, (2011) Spline Interpolation [lecture to Numerical Analysis students], University of St Andrews, Pg 2.</text:p>
      <text:p text:style-name="Standard"/>
      <text:p text:style-name="Standard">[3] Ross Graham, Hugh McCabe and Stephen Sheridan, (N/D) Path-finding in Computer Games, School of informatics and engineering, institute of technology, Blanchardstown, Pg 3.</text:p>
      <text:p text:style-name="Standard"/>
      <text:p text:style-name="Standard">[4] Ross Graham, Hugh McCabe and Stephen Sheridan, (N/D) Path-finding in Computer Games, School of informatics and engineering, institute of technology, Blanchardstown, Pg 10.</text:p>
      <text:p text:style-name="Standard"/>
      <text:p text:style-name="Standard">[5] Mitchell Melanie, (1999) An Introduction to Genetic Algorithms, Massachusetts, Massachusetts Institute of Technology. Pg 11.</text:p>
      <text:p text:style-name="Standard"/>
      <text:p text:style-name="Standard"/>
      <text:p text:style-name="Standard"/>
      <text:p text:style-name="Standard"/>
      <text:list xml:id="list33653244" text:continue-numbering="true" text:style-name="Outline">
        <text:list-item>
          <text:h text:style-name="P14" text:outline-level="1">Monthly project plan</text:h>
        </text:list-item>
      </text:list>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October</text:p>
          </table:table-cell>
          <table:table-cell table:style-name="Table3.A1" office:value-type="string">
            <text:p text:style-name="Standard">Proposal submitted by <text:span text:style-name="T1">15/10</text:span>/2015 – 8 days</text:p>
            <text:p text:style-name="Standard">Research for DriectX development, I will complete a number of DirectX tutorials in order to understand the basics of setting up an engine, once I have done so I will begin development on an engine suitable for the project that I want to do – 14 days</text:p>
            <text:p text:style-name="Standard">Research for AI techniques and procedural generation – 9 days</text:p>
            <text:p text:style-name="Standard"/>
          </table:table-cell>
          <table:table-cell table:style-name="Table3.A1" office:value-type="string">
            <text:p text:style-name="Standard">31 days</text:p>
          </table:table-cell>
        </table:table-row>
        <table:table-row table:style-name="Table3.1">
          <table:table-cell table:style-name="Table3.A1" office:value-type="string">
            <text:p text:style-name="Standard">November</text:p>
          </table:table-cell>
          <table:table-cell table:style-name="Table3.A1" office:value-type="string">
            <text:p text:style-name="Standard">Refining implementation methods for procedural generation, optimisation and preparing for the addition of AI and path finding nodes. - 4 days</text:p>
            <text:p text:style-name="Standard">Further research of AI, especially with intelligently placing nodes in the world and applying attributes to them – 6 days</text:p>
            <text:p text:style-name="Standard">Research into A* path finding – 4 days</text:p>
            <text:p text:style-name="Standard">Writing of report – 2 days</text:p>
          </table:table-cell>
          <table:table-cell table:style-name="Table3.A1" office:value-type="string">
            <text:p text:style-name="Standard">16 days</text:p>
          </table:table-cell>
        </table:table-row>
        <table:table-row table:style-name="Table3.1">
          <table:table-cell table:style-name="Table3.A1" office:value-type="string">
            <text:p text:style-name="Standard">December</text:p>
          </table:table-cell>
          <table:table-cell table:style-name="Table3.A1" office:value-type="string">
            <text:p text:style-name="Standard">Implementation of nodes for the path finding algorithm and applying weightings for different nodes placed at certain places in my procedurally generated world – 12 days</text:p>
            <text:p text:style-name="Standard">Further research into AI path finding. - 4 days</text:p>
            <text:p text:style-name="Standard">Writing of report – 2 days</text:p>
          </table:table-cell>
          <table:table-cell table:style-name="Table3.A1" office:value-type="string">
            <text:p text:style-name="Standard">18 days</text:p>
          </table:table-cell>
        </table:table-row>
        <table:table-row table:style-name="Table3.1">
          <table:table-cell table:style-name="Table3.A1" office:value-type="string">
            <text:p text:style-name="Standard">January</text:p>
          </table:table-cell>
          <table:table-cell table:style-name="Table3.A1" office:value-type="string">
            <text:p text:style-name="Standard">Generating a build of the procedurally generated world and placing AI that will wonder around using the nodes for path finding, never crossing areas where they shouldn't. - 21 days</text:p>
            <text:p text:style-name="Standard">Research into RTS AI decision making – days</text:p>
            <text:p text:style-name="Standard">Writing of report – 2 days</text:p>
          </table:table-cell>
          <table:table-cell table:style-name="Table3.A1" office:value-type="string">
            <text:p text:style-name="Standard">23 days</text:p>
          </table:table-cell>
        </table:table-row>
        <table:table-row table:style-name="Table3.1">
          <table:table-cell table:style-name="Table3.A1" office:value-type="string">
            <text:p text:style-name="Standard">February</text:p>
          </table:table-cell>
          <table:table-cell table:style-name="Table3.A1" office:value-type="string">
            <text:p text:style-name="Standard">Optimising of AI path finding and testing, I will take note of any fixes or optimisation improvements to be made and implement/fix them – 5 days</text:p>
            <text:p text:style-name="Standard">Stretch goal - Furthering the AI to live of the land and build structures. - 6 days</text:p>
            <text:p text:style-name="Standard">Stretch goal - Programming AI to locate certain resources and taking note <text:s/>of the types of terrain different resources are found in order to find more faster next time it searches. - 6 days</text:p>
            <text:p text:style-name="Standard">Stretch goal – Adding social behaviour to AI – 4 days</text:p>
            <text:p text:style-name="Standard">Writing of report – 2 days</text:p>
          </table:table-cell>
          <table:table-cell table:style-name="Table3.A1" office:value-type="string">
            <text:p text:style-name="Standard">23 days</text:p>
          </table:table-cell>
        </table:table-row>
        <table:table-row table:style-name="Table3.1">
          <table:table-cell table:style-name="Table3.A1" office:value-type="string">
            <text:p text:style-name="Standard">March</text:p>
          </table:table-cell>
          <table:table-cell table:style-name="Table3.A1" office:value-type="string">
            <text:p text:style-name="Standard">Stretch goal - Adding threats to jeopardise the progress of the AI, slowing it down or eliminating it. - 6 days</text:p>
            <text:p text:style-name="Standard">Stretch goal - Further the AI to adapt to threats using natural selection. - 6 days</text:p>
            <text:p text:style-name="Standard">Writing and finalising of report – 2 days</text:p>
          </table:table-cell>
          <table:table-cell table:style-name="Table3.A1" office:value-type="string">
            <text:p text:style-name="Standard">14 days</text:p>
          </table:table-cell>
        </table:table-row>
        <text:soft-page-break/>
        <table:table-row table:style-name="Table3.1">
          <table:table-cell table:style-name="Table3.A1" office:value-type="string">
            <text:p text:style-name="Standard">April</text:p>
          </table:table-cell>
          <table:table-cell table:style-name="Table3.A1" office:value-type="string">
            <text:p text:style-name="Standard">Hand-in <text:span text:style-name="T1">14/04</text:span>/2016</text:p>
          </table:table-cell>
          <table:table-cell table:style-name="Table3.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name-asian="Times New Roman1"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name-asian="Times New Roman1" style:font-weight-asian="bold" style:font-weight-complex="bold"/>
    </style:style>
    <style:style style:name="hanging_20_indent" style:display-name="hanging indent" style:family="paragraph" style:parent-style-name="Standard" style:default-outline-level="" style:list-style-name="">
      <style:paragraph-properties fo:margin-left="0.838cm" fo:margin-right="0cm" style:line-height-at-least="0.494cm" fo:text-align="justify" style:justify-single-word="false" fo:text-indent="-0.838cm" style:auto-text-indent="false">
        <style:tab-stops>
          <style:tab-stop style:position="0.847cm"/>
          <style:tab-stop style:position="2.54cm"/>
          <style:tab-stop style:position="3.81cm"/>
          <style:tab-stop style:position="5.08cm"/>
          <style:tab-stop style:position="6.35cm"/>
          <style:tab-stop style:position="7.62cm"/>
          <style:tab-stop style:position="8.89cm"/>
          <style:tab-stop style:position="10.16cm"/>
          <style:tab-stop style:position="11.43cm"/>
        </style:tab-stops>
      </style:paragraph-properties>
      <style:text-properties fo:color="#000000" fo:font-size="11pt" fo:language="en" fo:country="US" style:font-size-asian="11pt" style:font-size-complex="11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color="#345a8a" style:font-name="Calibri" fo:font-size="16pt" fo:font-weight="bold" style:font-name-asian="Times New Roman1" style:font-size-asian="16pt" style:font-weight-asian="bold" style:font-name-complex="Times New Roman1"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fo:color="#4f81bd" style:font-name="Calibri" fo:font-weight="bold" style:font-name-asian="Times New Roman1" style:font-weight-asian="bold" style:font-name-complex="Times New Roman1"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text-properties fo:color="#ff0000"/>
    </style:style>
    <style:style style:name="MP3"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UFCFS4-30-3<text:tab/>Creative Technologies Project<text:tab/>Proposal Document</text:p>
      </style:header>
      <style:footer>
        <text:p text:style-name="MP1"><text:page-number text:select-page="current">5</text:page-number></text:p>
        <text:p text:style-name="MP2">12016119</text:p>
      </style:footer>
      <style:footer-left>
        <text:p text:style-name="MP3"><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Dixon</meta:initial-creator>
    <dc:creator>Grant Medlyn</dc:creator>
    <meta:editing-cycles>31</meta:editing-cycles>
    <meta:print-date>2010-10-07T07:26:00</meta:print-date>
    <meta:creation-date>2014-08-13T14:40:00</meta:creation-date>
    <dc:date>2015-10-15T13:47:59.83</dc:date>
    <meta:editing-duration>PT19H35M5S</meta:editing-duration>
    <meta:generator>OpenOffice/4.1.1$Win32 OpenOffice.org_project/411m6$Build-9775</meta:generator>
    <meta:document-statistic meta:table-count="3" meta:image-count="0" meta:object-count="0" meta:page-count="8" meta:paragraph-count="108" meta:word-count="2447" meta:character-count="13971"/>
    <meta:user-defined meta:name="AppVersion">12.0000</meta:user-defined>
    <meta:user-defined meta:name="Company">University of West Engla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